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e6c" officeooo:paragraph-rsid="000dee6c"/>
    </style:style>
    <style:style style:name="P2" style:family="paragraph" style:parent-style-name="Standard">
      <style:text-properties officeooo:rsid="000dee6c" officeooo:paragraph-rsid="005e5c29"/>
    </style:style>
    <style:style style:name="P3" style:family="paragraph" style:parent-style-name="Standard">
      <style:text-properties officeooo:rsid="000e92a4" officeooo:paragraph-rsid="000e92a4"/>
    </style:style>
    <style:style style:name="P4" style:family="paragraph" style:parent-style-name="Standard">
      <style:text-properties officeooo:rsid="000e92a4" officeooo:paragraph-rsid="037a937f"/>
    </style:style>
    <style:style style:name="P5" style:family="paragraph" style:parent-style-name="Standard">
      <style:text-properties officeooo:rsid="000e92a4" officeooo:paragraph-rsid="042500a8"/>
    </style:style>
    <style:style style:name="P6" style:family="paragraph" style:parent-style-name="Standard">
      <style:text-properties officeooo:rsid="000e92a4" officeooo:paragraph-rsid="047a37b3"/>
    </style:style>
    <style:style style:name="P7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8" style:family="paragraph" style:parent-style-name="Standard">
      <style:text-properties fo:font-weight="bold" officeooo:rsid="009690c9" officeooo:paragraph-rsid="036ade4a" style:font-weight-asian="bold" style:font-weight-complex="bold"/>
    </style:style>
    <style:style style:name="P9" style:family="paragraph" style:parent-style-name="Standard">
      <style:text-properties fo:font-weight="bold" officeooo:rsid="004909a9" officeooo:paragraph-rsid="004909a9" style:font-weight-asian="bold" style:font-weight-complex="bold"/>
    </style:style>
    <style:style style:name="P10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11" style:family="paragraph" style:parent-style-name="Standard">
      <style:text-properties fo:font-weight="bold" officeooo:rsid="002e8565" officeooo:paragraph-rsid="002e8565" style:font-weight-asian="bold" style:font-weight-complex="bold"/>
    </style:style>
    <style:style style:name="P12" style:family="paragraph" style:parent-style-name="Standard">
      <style:text-properties fo:font-weight="bold" officeooo:rsid="002e8565" officeooo:paragraph-rsid="037cf514" style:font-weight-asian="bold" style:font-weight-complex="bold"/>
    </style:style>
    <style:style style:name="P13" style:family="paragraph" style:parent-style-name="Standard">
      <style:text-properties fo:font-weight="bold" officeooo:rsid="004e5e42" officeooo:paragraph-rsid="004e5e42" style:font-weight-asian="bold" style:font-weight-complex="bold"/>
    </style:style>
    <style:style style:name="P14" style:family="paragraph" style:parent-style-name="Standard">
      <style:text-properties fo:font-weight="bold" officeooo:rsid="03f9721a" officeooo:paragraph-rsid="03f9721a" style:font-weight-asian="bold" style:font-weight-complex="bold"/>
    </style:style>
    <style:style style:name="P15" style:family="paragraph" style:parent-style-name="Standard">
      <style:text-properties fo:font-weight="bold" officeooo:rsid="03f9721a" officeooo:paragraph-rsid="03b3e00c" style:font-weight-asian="bold" style:font-weight-complex="bold"/>
    </style:style>
    <style:style style:name="P16" style:family="paragraph" style:parent-style-name="Standard">
      <style:text-properties fo:font-weight="bold" officeooo:rsid="0447f781" officeooo:paragraph-rsid="0447f781" style:font-weight-asian="bold" style:font-weight-complex="bold"/>
    </style:style>
    <style:style style:name="P17" style:family="paragraph" style:parent-style-name="Standard">
      <style:text-properties fo:font-weight="bold" officeooo:rsid="00274fe9" officeooo:paragraph-rsid="00274fe9" style:font-weight-asian="bold" style:font-weight-complex="bold"/>
    </style:style>
    <style:style style:name="P18" style:family="paragraph" style:parent-style-name="Standard">
      <style:text-properties fo:font-weight="normal" officeooo:rsid="00126165" officeooo:paragraph-rsid="00d16a59" style:font-weight-asian="normal" style:font-weight-complex="normal"/>
    </style:style>
    <style:style style:name="P19" style:family="paragraph" style:parent-style-name="Standard">
      <style:text-properties fo:font-weight="normal" officeooo:rsid="00126165" officeooo:paragraph-rsid="01482e6d" style:font-weight-asian="normal" style:font-weight-complex="normal"/>
    </style:style>
    <style:style style:name="P20" style:family="paragraph" style:parent-style-name="Standard">
      <style:text-properties fo:font-weight="normal" officeooo:rsid="0050a3d9" officeooo:paragraph-rsid="0050a3d9" style:font-weight-asian="normal" style:font-weight-complex="normal"/>
    </style:style>
    <style:style style:name="P21" style:family="paragraph" style:parent-style-name="Standard">
      <style:text-properties fo:font-weight="normal" officeooo:rsid="00274fe9" officeooo:paragraph-rsid="005e5c29" style:font-weight-asian="normal" style:font-weight-complex="normal"/>
    </style:style>
    <style:style style:name="P22" style:family="paragraph" style:parent-style-name="Standard">
      <style:text-properties fo:font-weight="normal" officeooo:rsid="00516050" officeooo:paragraph-rsid="00b3ad88" style:font-weight-asian="normal" style:font-weight-complex="normal"/>
    </style:style>
    <style:style style:name="P23" style:family="paragraph" style:parent-style-name="Standard">
      <style:text-properties fo:font-weight="normal" officeooo:rsid="00cddacf" officeooo:paragraph-rsid="00d16a59" style:font-weight-asian="normal" style:font-weight-complex="normal"/>
    </style:style>
    <style:style style:name="P24" style:family="paragraph" style:parent-style-name="Standard">
      <style:text-properties fo:font-weight="normal" officeooo:rsid="004909a9" officeooo:paragraph-rsid="004909a9" style:font-weight-asian="normal" style:font-weight-complex="normal"/>
    </style:style>
    <style:style style:name="P25" style:family="paragraph" style:parent-style-name="Standard">
      <style:text-properties fo:font-weight="normal" officeooo:rsid="00fe3e2f" officeooo:paragraph-rsid="036ef99e" style:font-weight-asian="normal" style:font-weight-complex="normal"/>
    </style:style>
    <style:style style:name="P26" style:family="paragraph" style:parent-style-name="Standard">
      <style:text-properties fo:font-weight="normal" officeooo:rsid="036ade4a" officeooo:paragraph-rsid="036ef99e" style:font-weight-asian="normal" style:font-weight-complex="normal"/>
    </style:style>
    <style:style style:name="P27" style:family="paragraph" style:parent-style-name="Standard">
      <style:text-properties fo:font-weight="normal" officeooo:rsid="036ade4a" officeooo:paragraph-rsid="036ade4a" style:font-weight-asian="normal" style:font-weight-complex="normal"/>
    </style:style>
    <style:style style:name="P28" style:family="paragraph" style:parent-style-name="Standard">
      <style:text-properties fo:font-weight="normal" officeooo:rsid="01034061" officeooo:paragraph-rsid="03f9721a" style:font-weight-asian="normal" style:font-weight-complex="normal"/>
    </style:style>
    <style:style style:name="P29" style:family="paragraph" style:parent-style-name="Standard">
      <style:text-properties fo:font-weight="normal" officeooo:rsid="00104a3a" officeooo:paragraph-rsid="01482e6d" style:font-weight-asian="normal" style:font-weight-complex="normal"/>
    </style:style>
    <style:style style:name="P30" style:family="paragraph" style:parent-style-name="Standard">
      <style:text-properties fo:font-weight="normal" officeooo:rsid="004e5e42" officeooo:paragraph-rsid="004e5e42" style:font-weight-asian="normal" style:font-weight-complex="normal"/>
    </style:style>
    <style:style style:name="P31" style:family="paragraph" style:parent-style-name="Standard">
      <style:text-properties fo:font-weight="normal" officeooo:rsid="008bc327" officeooo:paragraph-rsid="03a4af8d" style:font-weight-asian="normal" style:font-weight-complex="normal"/>
    </style:style>
    <style:style style:name="P32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33" style:family="paragraph" style:parent-style-name="Standard">
      <style:text-properties fo:font-weight="normal" officeooo:rsid="03a4af8d" officeooo:paragraph-rsid="03f0bd21" style:font-weight-asian="normal" style:font-weight-complex="normal"/>
    </style:style>
    <style:style style:name="P34" style:family="paragraph" style:parent-style-name="Standard">
      <style:text-properties fo:font-weight="normal" officeooo:rsid="03a6cd92" officeooo:paragraph-rsid="03a6cd92" style:font-weight-asian="normal" style:font-weight-complex="normal"/>
    </style:style>
    <style:style style:name="P35" style:family="paragraph" style:parent-style-name="Standard">
      <style:text-properties fo:font-weight="normal" officeooo:rsid="03b3e00c" officeooo:paragraph-rsid="03b3e00c" style:font-weight-asian="normal" style:font-weight-complex="normal"/>
    </style:style>
    <style:style style:name="P36" style:family="paragraph" style:parent-style-name="Standard">
      <style:text-properties fo:font-weight="normal" officeooo:rsid="041734e1" officeooo:paragraph-rsid="041734e1" style:font-weight-asian="normal" style:font-weight-complex="normal"/>
    </style:style>
    <style:style style:name="P37" style:family="paragraph" style:parent-style-name="Standard">
      <style:text-properties fo:font-weight="normal" officeooo:rsid="00d16a59" officeooo:paragraph-rsid="00d16a59" style:font-weight-asian="normal" style:font-weight-complex="normal"/>
    </style:style>
    <style:style style:name="P38" style:family="paragraph" style:parent-style-name="Standard">
      <style:text-properties fo:font-weight="normal" officeooo:rsid="002538db" officeooo:paragraph-rsid="042500a8" style:font-weight-asian="normal" style:font-weight-complex="normal"/>
    </style:style>
    <style:style style:name="P39" style:family="paragraph" style:parent-style-name="Standard">
      <style:text-properties fo:font-weight="normal" officeooo:rsid="04373110" officeooo:paragraph-rsid="037cf514" style:font-weight-asian="normal" style:font-weight-complex="normal"/>
    </style:style>
    <style:style style:name="P40" style:family="paragraph" style:parent-style-name="Standard">
      <style:text-properties fo:font-weight="normal" officeooo:rsid="002e8565" officeooo:paragraph-rsid="037cf514" style:font-weight-asian="normal" style:font-weight-complex="normal"/>
    </style:style>
    <style:style style:name="P41" style:family="paragraph" style:parent-style-name="Standard">
      <style:text-properties fo:font-weight="normal" officeooo:rsid="0017decc" officeooo:paragraph-rsid="037cd15e" style:font-weight-asian="normal" style:font-weight-complex="normal"/>
    </style:style>
    <style:style style:name="P42" style:family="paragraph" style:parent-style-name="Standard">
      <style:text-properties fo:font-weight="normal" officeooo:rsid="0058dda6" officeooo:paragraph-rsid="05040ca9" style:font-weight-asian="normal" style:font-weight-complex="normal"/>
    </style:style>
    <style:style style:name="P43" style:family="paragraph" style:parent-style-name="Standard">
      <style:text-properties officeooo:rsid="004909a9" officeooo:paragraph-rsid="004909a9"/>
    </style:style>
    <style:style style:name="P44" style:family="paragraph" style:parent-style-name="Standard">
      <style:text-properties officeooo:rsid="0082c8c8" officeooo:paragraph-rsid="0082c8c8"/>
    </style:style>
    <style:style style:name="P45" style:family="paragraph" style:parent-style-name="Standard">
      <style:text-properties officeooo:rsid="00274fe9" officeooo:paragraph-rsid="037cf514"/>
    </style:style>
    <style:style style:name="P46" style:family="paragraph" style:parent-style-name="Standard">
      <style:text-properties officeooo:rsid="00274fe9" officeooo:paragraph-rsid="047a37b3"/>
    </style:style>
    <style:style style:name="P47" style:family="paragraph" style:parent-style-name="Standard">
      <style:text-properties officeooo:rsid="00b5bc53" officeooo:paragraph-rsid="00b5bc53"/>
    </style:style>
    <style:style style:name="P48" style:family="paragraph" style:parent-style-name="Standard">
      <style:text-properties officeooo:rsid="00cddacf" officeooo:paragraph-rsid="00d16a59"/>
    </style:style>
    <style:style style:name="P49" style:family="paragraph" style:parent-style-name="Standard">
      <style:text-properties officeooo:rsid="0428c917" officeooo:paragraph-rsid="0428c917"/>
    </style:style>
    <style:style style:name="P50" style:family="paragraph" style:parent-style-name="Standard">
      <style:text-properties fo:font-weight="normal" officeooo:rsid="03d33421" officeooo:paragraph-rsid="0518ec33" style:font-weight-asian="normal" style:font-weight-complex="normal"/>
    </style:style>
    <style:style style:name="P51" style:family="paragraph" style:parent-style-name="Standard">
      <style:text-properties fo:font-weight="normal" officeooo:rsid="03d33421" officeooo:paragraph-rsid="036ef99e" style:font-weight-asian="normal" style:font-weight-complex="normal"/>
    </style:style>
    <style:style style:name="P52" style:family="paragraph" style:parent-style-name="Standard">
      <style:text-properties fo:font-weight="normal" officeooo:rsid="03d3a684" officeooo:paragraph-rsid="0518ec33" style:font-weight-asian="normal" style:font-weight-complex="normal"/>
    </style:style>
    <style:style style:name="P53" style:family="paragraph" style:parent-style-name="Standard">
      <style:text-properties fo:font-weight="normal" officeooo:rsid="01034061" officeooo:paragraph-rsid="03618ae4" style:font-weight-asian="normal" style:font-weight-complex="normal"/>
    </style:style>
    <style:style style:name="P54" style:family="paragraph" style:parent-style-name="Standard">
      <style:text-properties fo:font-weight="normal" officeooo:rsid="041734e1" officeooo:paragraph-rsid="04dc52a5" style:font-weight-asian="normal" style:font-weight-complex="normal"/>
    </style:style>
    <style:style style:name="P55" style:family="paragraph" style:parent-style-name="Standard">
      <style:text-properties fo:font-weight="normal" officeooo:rsid="041734e1" officeooo:paragraph-rsid="052126bf" style:font-weight-asian="normal" style:font-weight-complex="normal"/>
    </style:style>
    <style:style style:name="P56" style:family="paragraph" style:parent-style-name="Standard">
      <style:text-properties fo:font-weight="normal" officeooo:rsid="0017decc" officeooo:paragraph-rsid="04cfeef1" style:font-weight-asian="normal" style:font-weight-complex="normal"/>
    </style:style>
    <style:style style:name="P57" style:family="paragraph" style:parent-style-name="Standard">
      <style:text-properties fo:font-weight="normal" officeooo:rsid="0017decc" officeooo:paragraph-rsid="055005e9" style:font-weight-asian="normal" style:font-weight-complex="normal"/>
    </style:style>
    <style:style style:name="P58" style:family="paragraph" style:parent-style-name="Standard">
      <style:text-properties fo:font-weight="normal" officeooo:rsid="0015ced4" officeooo:paragraph-rsid="037cd15e" style:font-weight-asian="normal" style:font-weight-complex="normal"/>
    </style:style>
    <style:style style:name="P59" style:family="paragraph" style:parent-style-name="Standard">
      <style:text-properties fo:font-weight="normal" officeooo:rsid="036ade4a" officeooo:paragraph-rsid="055290bf" style:font-weight-asian="normal" style:font-weight-complex="normal"/>
    </style:style>
    <style:style style:name="P60" style:family="paragraph" style:parent-style-name="Standard">
      <style:text-properties fo:font-weight="bold" officeooo:rsid="009690c9" officeooo:paragraph-rsid="03f9721a" style:font-weight-asian="bold" style:font-weight-complex="bold"/>
    </style:style>
    <style:style style:name="P61" style:family="paragraph" style:parent-style-name="Standard">
      <style:text-properties fo:font-weight="bold" officeooo:rsid="00274fe9" officeooo:paragraph-rsid="00274fe9" style:font-weight-asian="bold" style:font-weight-complex="bold"/>
    </style:style>
    <style:style style:name="P62" style:family="paragraph" style:parent-style-name="Standard">
      <style:text-properties officeooo:rsid="000e92a4" officeooo:paragraph-rsid="00333a8c"/>
    </style:style>
    <style:style style:name="P63" style:family="paragraph" style:parent-style-name="Standard">
      <style:text-properties officeooo:rsid="00274fe9" officeooo:paragraph-rsid="00274fe9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61e492"/>
    </style:style>
    <style:style style:name="T4" style:family="text">
      <style:text-properties officeooo:rsid="0081f03a"/>
    </style:style>
    <style:style style:name="T5" style:family="text">
      <style:text-properties officeooo:rsid="008de0e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7fc0af" style:font-weight-asian="normal" style:font-weight-complex="normal"/>
    </style:style>
    <style:style style:name="T8" style:family="text">
      <style:text-properties fo:font-weight="normal" officeooo:rsid="00cee934" style:font-weight-asian="normal" style:font-weight-complex="normal"/>
    </style:style>
    <style:style style:name="T9" style:family="text">
      <style:text-properties fo:font-weight="normal" officeooo:rsid="00cfcb11" style:font-weight-asian="normal" style:font-weight-complex="normal"/>
    </style:style>
    <style:style style:name="T10" style:family="text">
      <style:text-properties fo:font-weight="normal" officeooo:rsid="00d16a59" style:font-weight-asian="normal" style:font-weight-complex="normal"/>
    </style:style>
    <style:style style:name="T11" style:family="text">
      <style:text-properties fo:font-weight="normal" officeooo:rsid="00d5e3aa" style:font-weight-asian="normal" style:font-weight-complex="normal"/>
    </style:style>
    <style:style style:name="T12" style:family="text">
      <style:text-properties fo:font-weight="normal" officeooo:rsid="00ee8925" style:font-weight-asian="normal" style:font-weight-complex="normal"/>
    </style:style>
    <style:style style:name="T13" style:family="text">
      <style:text-properties fo:font-weight="normal" officeooo:rsid="01034061" style:font-weight-asian="normal" style:font-weight-complex="normal"/>
    </style:style>
    <style:style style:name="T14" style:family="text">
      <style:text-properties fo:font-weight="normal" officeooo:rsid="00b00649" style:font-weight-asian="normal" style:font-weight-complex="normal"/>
    </style:style>
    <style:style style:name="T15" style:family="text">
      <style:text-properties fo:font-weight="normal" officeooo:rsid="002538db" style:font-weight-asian="normal" style:font-weight-complex="normal"/>
    </style:style>
    <style:style style:name="T16" style:family="text">
      <style:text-properties fo:font-weight="normal" officeooo:rsid="04373110" style:font-weight-asian="normal" style:font-weight-complex="normal"/>
    </style:style>
    <style:style style:name="T17" style:family="text">
      <style:text-properties fo:font-weight="normal" officeooo:rsid="0454ca4b" style:font-weight-asian="normal" style:font-weight-complex="normal"/>
    </style:style>
    <style:style style:name="T18" style:family="text">
      <style:text-properties fo:font-weight="normal" officeooo:rsid="04573e03" style:font-weight-asian="normal" style:font-weight-complex="normal"/>
    </style:style>
    <style:style style:name="T19" style:family="text">
      <style:text-properties fo:font-weight="normal" officeooo:rsid="046cff68" style:font-weight-asian="normal" style:font-weight-complex="normal"/>
    </style:style>
    <style:style style:name="T20" style:family="text">
      <style:text-properties fo:font-weight="normal" officeooo:rsid="0020b78a" style:font-weight-asian="normal" style:font-weight-complex="normal"/>
    </style:style>
    <style:style style:name="T21" style:family="text">
      <style:text-properties fo:font-weight="normal" officeooo:rsid="054aaa0e" style:font-weight-asian="normal" style:font-weight-complex="normal"/>
    </style:style>
    <style:style style:name="T22" style:family="text">
      <style:text-properties officeooo:rsid="00b97083"/>
    </style:style>
    <style:style style:name="T23" style:family="text">
      <style:text-properties officeooo:rsid="014b09bc"/>
    </style:style>
    <style:style style:name="T24" style:family="text">
      <style:text-properties officeooo:rsid="014e3fb8"/>
    </style:style>
    <style:style style:name="T25" style:family="text">
      <style:text-properties officeooo:rsid="0158dfb2"/>
    </style:style>
    <style:style style:name="T26" style:family="text">
      <style:text-properties officeooo:rsid="015fffff"/>
    </style:style>
    <style:style style:name="T27" style:family="text">
      <style:text-properties officeooo:rsid="0319ec7f"/>
    </style:style>
    <style:style style:name="T28" style:family="text">
      <style:text-properties officeooo:rsid="039d5b0b"/>
    </style:style>
    <style:style style:name="T29" style:family="text">
      <style:text-properties officeooo:rsid="03ab5b19"/>
    </style:style>
    <style:style style:name="T30" style:family="text">
      <style:text-properties officeooo:rsid="03ac16be"/>
    </style:style>
    <style:style style:name="T31" style:family="text">
      <style:text-properties officeooo:rsid="03b4d24a"/>
    </style:style>
    <style:style style:name="T32" style:family="text">
      <style:text-properties officeooo:rsid="03e1b199"/>
    </style:style>
    <style:style style:name="T33" style:family="text">
      <style:text-properties officeooo:rsid="03e42222"/>
    </style:style>
    <style:style style:name="T34" style:family="text">
      <style:text-properties officeooo:rsid="03f7d347"/>
    </style:style>
    <style:style style:name="T35" style:family="text">
      <style:text-properties officeooo:rsid="0401021e"/>
    </style:style>
    <style:style style:name="T36" style:family="text">
      <style:text-properties officeooo:rsid="0420a7b4"/>
    </style:style>
    <style:style style:name="T37" style:family="text">
      <style:text-properties officeooo:rsid="0441b9c8"/>
    </style:style>
    <style:style style:name="T38" style:family="text">
      <style:text-properties officeooo:rsid="044b77db"/>
    </style:style>
    <style:style style:name="T39" style:family="text">
      <style:text-properties officeooo:rsid="0489745b"/>
    </style:style>
    <style:style style:name="T40" style:family="text">
      <style:text-properties officeooo:rsid="048c11ab"/>
    </style:style>
    <style:style style:name="T41" style:family="text">
      <style:text-properties officeooo:rsid="04a261af"/>
    </style:style>
    <style:style style:name="T42" style:family="text">
      <style:text-properties officeooo:rsid="04cdb942"/>
    </style:style>
    <style:style style:name="T43" style:family="text">
      <style:text-properties officeooo:rsid="04e3ff55"/>
    </style:style>
    <style:style style:name="T44" style:family="text">
      <style:text-properties officeooo:rsid="04fb169d"/>
    </style:style>
    <style:style style:name="T45" style:family="text">
      <style:text-properties officeooo:rsid="01034061"/>
    </style:style>
    <style:style style:name="T46" style:family="text">
      <style:text-properties officeooo:rsid="054bce8c"/>
    </style:style>
    <style:style style:name="T47" style:family="text">
      <style:text-properties officeooo:rsid="046cff68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420a7b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utorials for Youtube</text:p>
      <text:p text:style-name="P32"/>
      <text:p text:style-name="P10">Categories</text:p>
      <text:p text:style-name="P31"/>
      <text:p text:style-name="P35">Electrical, Hardware, <text:span text:style-name="T31">Electronics, Computer and Mobiles, Grocery, Food</text:span></text:p>
      <text:p text:style-name="P15"/>
      <text:p text:style-name="P14">Done</text:p>
      <text:p text:style-name="P60"><text:span text:style-name="T12">sds admin – </text:span><text:span text:style-name="T13">in order to approve new markets</text:span></text:p>
      <text:p text:style-name="P52">total savings over mrp in the order screen</text:p>
      <text:p text:style-name="P50"><text:span text:style-name="T45">dicounted_price_field for market admin</text:span></text:p>
      <text:p text:style-name="P55"><text:span text:style-name="T45">Ability to switch between Google Maps and Mapbox</text:span></text:p>
      <text:p text:style-name="P28"/>
      <text:p text:style-name="P28"/>
      <text:p text:style-name="P8">Features <text:span text:style-name="T27">Pending</text:span></text:p>
      <text:p text:style-name="P25">sds docker image <text:span text:style-name="T35">and SDS installation Tutorial</text:span></text:p>
      <text:p text:style-name="P26">Sample Markets and apply to government, <text:span text:style-name="T46">NRAI</text:span></text:p>
      <text:p text:style-name="P51"/>
      <text:p text:style-name="P42">minimum order amount</text:p>
      <text:p text:style-name="P54"/>
      <text:p text:style-name="P33">Set Shop Category</text:p>
      <text:p text:style-name="P27">Layout Improvements</text:p>
      <text:p text:style-name="P27">Bottom Bar <text:span text:style-name="T34">Colored Indicators</text:span></text:p>
      <text:p text:style-name="P27">Link Location Picker with Delivery Address</text:p>
      <text:p text:style-name="P36"/>
      <text:p text:style-name="P34">Filter Shops by Category <text:span text:style-name="T29">[Suggestion]</text:span></text:p>
      <text:p text:style-name="P34">Filter ShopItems by Category Screen <text:span text:style-name="T30">[ Suggestion ] </text:span></text:p>
      <text:p text:style-name="P53"/>
      <text:p text:style-name="P53"/>
      <text:p text:style-name="P49">Find Shop by Scan Code</text:p>
      <text:p text:style-name="P47">Share your shop <text:span text:style-name="T22">feature – deep link for shop home</text:span></text:p>
      <text:p text:style-name="P22">add Share buttons to share the app</text:p>
      <text:p text:style-name="P23">Add a note to the customer after Place Order – </text:p>
      <text:p text:style-name="P48"><text:span text:style-name="T10">[</text:span><text:span text:style-name="T8">If you do not receive order confirmation within 5 minutes – please call the delivery helpline of the Shop to ensure </text:span><text:span text:style-name="T9">prompt </text:span><text:span text:style-name="T11">&amp; </text:span><text:span text:style-name="T8">faster Delivery of your order. </text:span><text:span text:style-name="T10">]</text:span></text:p>
      <text:p text:style-name="P37"/>
      <text:p text:style-name="P5"><text:span text:style-name="T10">- </text:span><text:span text:style-name="T15">only few permitted shops (permitted by market admin) can add items to database</text:span></text:p>
      <text:p text:style-name="P38"/>
      <text:p text:style-name="P38"><text:soft-page-break/></text:p>
      <text:p text:style-name="P18"/>
      <text:p text:style-name="P18"/>
      <text:p text:style-name="P18"/>
      <text:p text:style-name="P13">Issues</text:p>
      <text:p text:style-name="P30">- <text:span text:style-name="T33">login screen needs instruction to use country code for phone numbers</text:span></text:p>
      <text:p text:style-name="P30">- <text:span text:style-name="T32">ability to remove the users</text:span></text:p>
      <text:p text:style-name="P30">- <text:span text:style-name="T28">error at password change</text:span></text:p>
      <text:p text:style-name="P20">- Push Notification sound issue</text:p>
      <text:p text:style-name="P20">- <text:span text:style-name="T26">admin should be able to access shop dashboard like shop admin himself</text:span></text:p>
      <text:p text:style-name="P21">- <text:span text:style-name="T4">notifications for admin when shop is registered and order received</text:span></text:p>
      <text:p text:style-name="P21">- <text:span text:style-name="T3">edit item screen improve</text:span></text:p>
      <text:p text:style-name="P21"/>
      <text:p text:style-name="P29">- Merge viewholders itemCategory and itemCategorySmall</text:p>
      <text:p text:style-name="P19">- add Empty Screen and extract view holders in select delivery guy screen</text:p>
      <text:p text:style-name="P2"/>
      <text:p text:style-name="P2"/>
      <text:p text:style-name="P9">Technical Improvements</text:p>
      <text:p text:style-name="P24">- <text:span text:style-name="T25">password recycler intent activity</text:span></text:p>
      <text:p text:style-name="P43">- <text:span text:style-name="T38">improved </text:span>app Navigation <text:span text:style-name="T38">with Deep links</text:span></text:p>
      <text:p text:style-name="P43">- Kotlin and use MVVM</text:p>
      <text:p text:style-name="P43">- <text:span text:style-name="T23">Explore API migeration to Spring Boot &amp; Hasura</text:span></text:p>
      <text:p text:style-name="P43">- <text:span text:style-name="T24">API Cleanup</text:span></text:p>
      <text:p text:style-name="P44">- Add <text:span text:style-name="T5">these </text:span>tables</text:p>
      <text:p text:style-name="P44"><text:s text:c="2"/>- Notifications and Messages</text:p>
      <text:p text:style-name="P44">- Preferences</text:p>
      <text:p text:style-name="P44">- <text:span text:style-name="T41">Add TLS encryption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"/>
      <text:p text:style-name="P17"/>
      <text:p text:style-name="P17"><text:soft-page-break/></text:p>
      <text:p text:style-name="P63"><text:span text:style-name="T49">Major </text:span><text:span text:style-name="T48">Features Pending</text:span></text:p>
      <text:p text:style-name="P56"><text:span text:style-name="T47">- copy items from one market to another</text:span></text:p>
      <text:p text:style-name="P57">- Payment gateway</text:p>
      <text:p text:style-name="P59">- Private Item<text:span text:style-name="T47">s catalogue ( Enable Food Delivery)</text:span></text:p>
      <text:p text:style-name="P62">- Improved Search with Search Suggestions</text:p>
      <text:p text:style-name="P4">- <text:span text:style-name="T1">Delivery by Market</text:span></text:p>
      <text:p text:style-name="P58">- Delivery Slot and Order Item aggregator for shop</text:p>
      <text:p text:style-name="P58"/>
      <text:p text:style-name="P41"/>
      <text:p text:style-name="P45"><text:span text:style-name="T6">- </text:span><text:span text:style-name="T14">Filter Items by Item Brand or Cuisine</text:span></text:p>
      <text:p text:style-name="P45"><text:span text:style-name="T14">- </text:span><text:span text:style-name="T16">Multiple layouts for Vendors where vendor can choose his layout – like food delivery layout and grocery layout. Vendor can also choose default item layout</text:span></text:p>
      <text:p text:style-name="P45"><text:span text:style-name="T16"><text:tab/>- </text:span><text:span text:style-name="T17">Food Delivery Layout, Items List with Category Filter,</text:span></text:p>
      <text:p text:style-name="P45"><text:span text:style-name="T17"><text:tab/>- </text:span><text:span text:style-name="T18">Item Layout – Small or big</text:span></text:p>
      <text:p text:style-name="P45"/>
      <text:p text:style-name="P46"><text:span text:style-name="T6">- </text:span><text:span text:style-name="T7">filter shops by root categories</text:span></text:p>
      <text:p text:style-name="P6"><text:span text:style-name="T18">- </text:span><text:span text:style-name="T20">market analytics and shop analytics</text:span></text:p>
      <text:p text:style-name="P39"/>
      <text:p text:style-name="P39"/>
      <text:p text:style-name="P39"/>
      <text:p text:style-name="P16">For Review – <text:span text:style-name="T43">Future</text:span></text:p>
      <text:p text:style-name="P40">- <text:span text:style-name="T37">Referral Program</text:span></text:p>
      <text:p text:style-name="P40">- <text:span text:style-name="T37">Push notification composer</text:span></text:p>
      <text:p text:style-name="P40">- <text:span text:style-name="T39">delivery person location tracker</text:span></text:p>
      <text:p text:style-name="P40">- <text:span text:style-name="T40">order status horizontal timeline</text:span></text:p>
      <text:p text:style-name="P40"/>
      <text:p text:style-name="P12"/>
      <text:p text:style-name="P11"/>
      <text:p text:style-name="P11">Wishlist – Review whether required</text:p>
      <text:p text:style-name="P3">- <text:span text:style-name="T2">Discount coupons </text:span></text:p>
      <text:p text:style-name="P3">- <text:span text:style-name="T1">item subscriptions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9:21:49.828755534</meta:creation-date>
    <meta:generator>LibreOffice/6.3.5.2$Linux_X86_64 LibreOffice_project/30$Build-2</meta:generator>
    <dc:date>2020-05-07T00:48:33.356674700</dc:date>
    <meta:editing-duration>P11DT18H39M35S</meta:editing-duration>
    <meta:editing-cycles>580</meta:editing-cycles>
    <meta:document-statistic meta:table-count="0" meta:image-count="0" meta:object-count="0" meta:page-count="3" meta:paragraph-count="65" meta:word-count="413" meta:character-count="2497" meta:non-whitespace-character-count="2134"/>
  </office:meta>
</office:document-meta>
</file>